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Helvetica Neue" svg:font-family="'Helvetica Neue'" style:font-family-generic="roman" style:font-pitch="variable"/>
    <style:font-face style:name="Inter Medium" svg:font-family="'Inter Medium'" style:font-family-generic="roman" style:font-pitch="variable"/>
    <style:font-face style:name="Inter Regular" svg:font-family="'Inter Regular'" style:font-family-generic="roman" style:font-pitch="variable"/>
    <style:font-face style:name="Inter Thin" svg:font-family="'Inter Thi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Inter Regular1" svg:font-family="'Inter Regular'" style:font-family-generic="system" style:font-pitch="variable"/>
    <style:font-face style:name="Inter Thin1" svg:font-family="'Inter Thin'" style:font-family-generic="system" style:font-pitch="variable"/>
    <style:font-face style:name="PingFang SC" svg:font-family="'PingFang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Body">
      <style:paragraph-properties fo:line-height="150%"/>
    </style:style>
    <style:style style:name="P2" style:family="paragraph" style:parent-style-name="Body">
      <style:paragraph-properties fo:line-height="150%" fo:text-align="end" style:justify-single-word="false"/>
    </style:style>
    <style:style style:name="P3" style:family="paragraph" style:parent-style-name="Body">
      <style:paragraph-properties fo:line-height="150%"/>
      <style:text-properties style:font-name="Inter Regular" fo:font-size="14pt" style:font-name-asian="Inter Regular1" style:font-size-asian="14pt" style:font-name-complex="Inter Regular1" style:font-size-complex="14pt"/>
    </style:style>
    <style:style style:name="P4" style:family="paragraph" style:parent-style-name="Body">
      <style:paragraph-properties fo:line-height="150%" fo:text-align="end" style:justify-single-word="false"/>
      <style:text-properties style:font-name="Inter Regular" fo:font-size="14pt" style:font-name-asian="Inter Regular1" style:font-size-asian="14pt" style:font-name-complex="Inter Regular1" style:font-size-complex="14pt"/>
    </style:style>
    <style:style style:name="P5" style:family="paragraph" style:parent-style-name="Body">
      <style:paragraph-properties fo:text-align="end" style:justify-single-word="false"/>
    </style:style>
    <style:style style:name="T1" style:family="text">
      <style:text-properties style:font-name="Inter Regular" fo:font-size="14pt" fo:language="it" fo:country="IT" style:font-size-asian="14pt" style:font-size-complex="14pt"/>
    </style:style>
    <style:style style:name="T2" style:family="text">
      <style:text-properties style:font-name="Inter Regular" fo:font-size="14pt" style:font-name-asian="Inter Regular1" style:font-size-asian="14pt" style:font-name-complex="Inter Regular1" style:font-size-complex="14pt"/>
    </style:style>
    <style:style style:name="T3" style:family="text">
      <style:text-properties style:font-name="Inter Regular" fo:font-size="14pt" fo:language="en" fo:country="US" style:font-size-asian="14pt" style:font-size-complex="14pt"/>
    </style:style>
    <style:style style:name="T4" style:family="text">
      <style:text-properties style:font-name="Inter Regular" fo:font-size="14pt" style:font-size-asian="14pt" style:font-size-complex="14pt"/>
    </style:style>
    <style:style style:name="T5" style:family="text">
      <style:text-properties style:font-name="Inter Regular" fo:font-size="9pt" fo:language="it" fo:country="IT" style:font-size-asian="9pt" style:font-size-complex="9pt"/>
    </style:style>
    <style:style style:name="T6" style:family="text">
      <style:text-properties style:font-name="Inter Thin" fo:font-size="14pt" fo:language="it" fo:country="IT" style:font-size-asian="14pt" style:font-size-complex="14pt"/>
    </style:style>
    <style:style style:name="T7" style:family="text">
      <style:text-properties style:font-name="Inter Thin" fo:font-size="14pt" style:font-name-asian="Inter Thin1" style:font-size-asian="14pt" style:font-name-complex="Inter Thin1" style:font-size-complex="14pt"/>
    </style:style>
    <style:style style:name="T8" style:family="text">
      <style:text-properties style:font-name="Inter Medium" fo:font-size="8pt" fo:language="it" fo:country="I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With the present document, I, </text:span><text:span text:style-name="T6">________________________________________</text:span><text:span text:style-name="T1"> give permission for the notes I took while attending Philosophy, International Studies and Economics classes at Ca’ Foscari University of Venezia to be published on the website </text:span><text:a xlink:type="simple" xlink:href="https://pise-notes.tk" text:style-name="Hyperlink.0" text:visited-style-name="Hyperlink.0"><text:span text:style-name="Hyperlink.0"><text:span text:style-name="T1">pise-notes.tk</text:span></text:span></text:a><text:span text:style-name="T1">.</text:span><text:span text:style-name="T2"><text:line-break/><text:line-break/></text:span><text:span text:style-name="T1">I am aware that, once published, my notes will be protected by </text:span><text:a xlink:type="simple" xlink:href="https://creativecommons.org/licenses/by-nc-sa/4.0/" text:style-name="Hyperlink.0" text:visited-style-name="Hyperlink.0"><text:span text:style-name="Hyperlink.0"><text:span text:style-name="T1">Creative Commons’ </text:span></text:span></text:a><text:a xlink:type="simple" xlink:href="https://creativecommons.org/licenses/by-nc-sa/4.0/" text:style-name="Hyperlink.0" text:visited-style-name="Hyperlink.0"><text:span text:style-name="Hyperlink.0"><text:span text:style-name="T3">Attribution-NonCommercial-ShareAlike 4.0 International</text:span></text:span></text:a><text:a xlink:type="simple" xlink:href="https://creativecommons.org/licenses/by-nc-sa/4.0/" text:style-name="Hyperlink.0" text:visited-style-name="Hyperlink.0"><text:span text:style-name="Hyperlink.0"><text:span text:style-name="T4"> </text:span></text:span></text:a><text:a xlink:type="simple" xlink:href="https://creativecommons.org/licenses/by-nc-sa/4.0/" text:style-name="Hyperlink.0" text:visited-style-name="Hyperlink.0"><text:span text:style-name="Hyperlink.0"><text:span text:style-name="T1">License</text:span></text:span></text:a><text:span text:style-name="T1"> and that the intellectual property of what I wrote on my notes belongs to the professor who held the lectures I attended.</text:span></text:p>
      <text:p text:style-name="P3"/>
      <text:p text:style-name="P1"><text:span text:style-name="T1">According to </text:span><text:a xlink:type="simple" xlink:href="https://gdpr-info.eu/" text:style-name="Hyperlink.0" text:visited-style-name="Hyperlink.0"><text:span text:style-name="Hyperlink.0"><text:span text:style-name="T1">European Union’s GDPR</text:span></text:span></text:a><text:span text:style-name="T1">, I confirm that I am aware of my rights concerning the data</text:span><text:span text:style-name="T3"> about me</text:span><text:span text:style-name="T1"> I share alongside with my notes, namely my email address, my full name, and a link to a public profile.</text:span></text:p>
      <text:p text:style-name="P3"/>
      <text:p text:style-name="P1"><text:span text:style-name="T1">Finally, I stress that the notes I chose to share are made public exclusively for study purposes; I decline any responsibility concerning copyright infringement or complaints; the website owner keeps the right to arbitrarily evaluate how to act in the event of emerging controversies.</text:span><text:span text:style-name="T2"><text:line-break/></text:span></text:p>
      <text:p text:style-name="P3"/>
      <text:p text:style-name="P2"><text:span text:style-name="T5">DATE:<text:tab/></text:span><text:span text:style-name="T2"><text:tab/><text:tab/><text:tab/><text:tab/></text:span></text:p>
      <text:p text:style-name="P4"/>
      <text:p text:style-name="P4"/>
      <text:p text:style-name="P5"><text:span text:style-name="T6">_______________________________________________</text:span></text:p>
      <text:p text:style-name="P5"><text:span text:style-name="T8">SIGNATUR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Helvetica Neue" svg:font-family="'Helvetica Neue'" style:font-family-generic="roman" style:font-pitch="variable"/>
    <style:font-face style:name="Inter Medium" svg:font-family="'Inter Medium'" style:font-family-generic="roman" style:font-pitch="variable"/>
    <style:font-face style:name="Inter Regular" svg:font-family="'Inter Regular'" style:font-family-generic="roman" style:font-pitch="variable"/>
    <style:font-face style:name="Inter Thin" svg:font-family="'Inter Thi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Inter Regular1" svg:font-family="'Inter Regular'" style:font-family-generic="system" style:font-pitch="variable"/>
    <style:font-face style:name="Inter Thin1" svg:font-family="'Inter Thin'" style:font-family-generic="system" style:font-pitch="variable"/>
    <style:font-face style:name="PingFang SC" svg:font-family="'PingFang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in" loext:border="none" loext:shadow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style:shadow="none" fo:keep-with-next="auto" text:number-lines="true" text:line-number="0" style:writing-mode="lr-tb"/>
      <style:text-properties fo:font-size="12pt" fo:language="en" fo:country="US" style:font-size-asian="12pt" style:language-asian="en" style:country-asian="US" style:font-size-complex="12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ody" style:family="paragraph" style:default-outline-level="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style:shadow="none" fo:keep-with-next="auto" text:number-lines="true" text:line-number="0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fo:language="it" fo:country="IT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ffffff"/>
    </style:style>
    <style:style style:name="Hyperlink.0" style:family="text" style:parent-style-name="Internet_20_link">
      <style:text-properties style:text-underline-style="solid" style:text-underline-width="auto" style:text-underline-color="#ffff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925in" fo:margin-bottom="0.5902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1972in" fo:margin-left="0in" fo:margin-right="0in" fo:margin-top="0.1575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1-05-04T15:43:46.112500970</dc:date>
    <dc:creator>Tommi </dc:creator>
    <meta:editing-duration>PT27S</meta:editing-duration>
    <meta:editing-cycles>1</meta:editing-cycles>
    <meta:generator>LibreOffice/7.1.2.2$MacOSX_X86_64 LibreOffice_project/8a45595d069ef5570103caea1b71cc9d82b2aae4</meta:generator>
    <meta:document-statistic meta:table-count="0" meta:image-count="0" meta:object-count="0" meta:page-count="1" meta:paragraph-count="6" meta:word-count="160" meta:character-count="1087" meta:non-whitespace-character-count="926"/>
  </office:meta>
</office:document-meta>
</file>